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6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Ida G. Fleish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y 11, 1894</text:p>
      <text:p text:style-name="P6">Month<text:tab/><text:tab/><text:tab/><text:tab/><text:tab/><text:tab/>May</text:p>
      <text:p text:style-name="P6">Year<text:tab/><text:tab/><text:tab/><text:tab/><text:tab/><text:tab/>1894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HEBREW SUNDAY-SCHOOL SOCIETY./</text:p>
      <text:p text:style-name="P4">Philadelphia, May 11 1894./</text:p>
      <text:p text:style-name="P3">Rev. Dr. Morais:/</text:p>
      <text:p text:style-name="P3"><text:tab/>Dear Sir:/</text:p>
      <text:p text:style-name="P3"><text:tab/><text:tab/>At a meeting of/ the Board of Managers of the/ Hebrew Sunday School Society/ thanks for your kind assistance/ at our School's Entertainment were/ tendered you./</text:p>
      <text:p text:style-name="P3"><text:tab/>By order of the President/ Ida G. Fleisher/ Cor. Sec'y H. S. S. 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2:56:03.77</meta:creation-date>
    <meta:document-statistic meta:table-count="0" meta:image-count="0" meta:object-count="0" meta:page-count="2" meta:paragraph-count="66" meta:word-count="217" meta:character-count="1574"/>
    <dc:date>2011-12-21T13:00:04.57</dc:date>
    <dc:creator>Penn Libraries</dc:creator>
    <meta:editing-duration>PT00H04M00S</meta:editing-duration>
    <meta:editing-cycles>1</meta:editing-cycles>
    <meta:generator>OpenOffice.org/3.2$Win32 OpenOffice.org_project/320m12$Build-9483</meta:generator>
  </office:meta>
</office:document-meta>
</file>